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630000051420135E59D8DE846C.jpg" manifest:media-type="image/jpe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4898in" style:run-through="foreground" style:wrap="run-through" style:number-wrapped-paragraphs="no-limit" style:vertical-pos="from-top" style:vertical-rel="paragraph" style:horizontal-pos="center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6.9252in" svg:height="10.3835in" draw:z-index="0"><draw:image xlink:href="Pictures/10000000000003630000051420135E59D8DE846C.jpg" xlink:type="simple" xlink:show="embed" xlink:actuate="onLoad" loext:mime-type="image/jpeg"/></draw:frame><draw:frame text:anchor-type="paragraph" draw:z-index="1" draw:name="Shape1" draw:style-name="gr1" draw:text-style-name="P2" svg:width="3.615in" svg:height="3.0677in" svg:x="1.6547in" svg:y="2.0126in"><draw:text-box><text:p text:style-name="P1"><text:span text:style-name="T1">S3onegpio</text:span></text:p><text:p text:style-name="P1"><text:span text:style-name="T1"/></text:p><text:p text:style-name="P1"><text:span text:style-name="T1">The Scratch 3</text:span></text:p><text:p text:style-name="P1"><text:span text:style-name="T1">Hardware Extensions</text:span></text:p><text:p text:style-name="P1"><text:span text:style-name="T1">Wrap-Up</text:span></text:p><text:p text:style-name="P1"><text:span text:style-name="T1"/></text:p><text:p text:style-name="P1"/><text:p text:style-name="P1"/></draw:text-box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5T11:04:48.007073848</meta:creation-date>
    <dc:date>2020-01-25T11:57:04.011577093</dc:date>
    <meta:editing-duration>PT42M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3.4.2$Linux_X86_64 LibreOffice_project/30$Build-2</meta:generator>
  </office:meta>
</office:document-meta>
</file>